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028ba1a" officeooo:paragraph-rsid="0028ba1a"/>
    </style:style>
    <style:style style:name="P3" style:family="paragraph" style:parent-style-name="Standard">
      <style:text-properties fo:language="en" fo:country="US" officeooo:paragraph-rsid="002a7823"/>
    </style:style>
    <style:style style:name="P4" style:family="paragraph" style:parent-style-name="Standard">
      <style:text-properties fo:font-weight="bold" officeooo:paragraph-rsid="002a7823" style:font-weight-asian="bold"/>
    </style:style>
    <style:style style:name="P5" style:family="paragraph" style:parent-style-name="Standard">
      <style:paragraph-properties fo:text-align="justify" style:justify-single-word="false"/>
      <style:text-properties officeooo:rsid="0028ba1a" officeooo:paragraph-rsid="0028ba1a" style:font-size-complex="11pt"/>
    </style:style>
    <style:style style:name="P6" style:family="paragraph" style:parent-style-name="Standard">
      <style:paragraph-properties fo:text-align="justify" style:justify-single-word="false"/>
      <style:text-properties officeooo:rsid="002a7823" officeooo:paragraph-rsid="002a7823" style:font-size-complex="11pt"/>
    </style:style>
    <style:style style:name="P7" style:family="paragraph" style:parent-style-name="Standard">
      <style:paragraph-properties fo:text-align="justify" style:justify-single-word="false"/>
      <style:text-properties officeooo:rsid="002e3e3f" officeooo:paragraph-rsid="002e3e3f" style:font-size-complex="11pt"/>
    </style:style>
    <style:style style:name="P8" style:family="paragraph" style:parent-style-name="Standard">
      <style:paragraph-properties fo:text-align="justify" style:justify-single-word="false"/>
      <style:text-properties officeooo:paragraph-rsid="0028ba1a"/>
    </style:style>
    <style:style style:name="P9" style:family="paragraph" style:parent-style-name="Standard">
      <style:text-properties style:font-name="Calibri" fo:font-size="16pt" officeooo:paragraph-rsid="002a7823" style:font-size-asian="16pt" style:font-size-complex="16pt"/>
    </style:style>
    <style:style style:name="P10" style:family="paragraph" style:parent-style-name="Standard">
      <style:text-properties style:font-name="Calibri" fo:font-size="13pt" officeooo:paragraph-rsid="002a7823" style:font-size-asian="13pt" style:font-size-complex="13pt"/>
    </style:style>
    <style:style style:name="P11" style:family="paragraph" style:parent-style-name="Standard">
      <style:text-properties officeooo:paragraph-rsid="002a7823"/>
    </style:style>
    <style:style style:name="P12" style:family="paragraph" style:parent-style-name="Standard">
      <style:paragraph-properties fo:text-align="justify" style:justify-single-word="false" fo:break-before="page"/>
      <style:text-properties officeooo:rsid="0028ba1a" officeooo:paragraph-rsid="0028ba1a"/>
    </style:style>
    <style:style style:name="P13" style:family="paragraph" style:parent-style-name="Standard">
      <style:paragraph-properties fo:text-align="justify" style:justify-single-word="false" fo:break-before="page"/>
      <style:text-properties officeooo:rsid="0028ba1a" officeooo:paragraph-rsid="0028ba1a" style:font-size-complex="11pt"/>
    </style:style>
    <style:style style:name="P14" style:family="paragraph" style:parent-style-name="Standard">
      <style:paragraph-properties fo:text-align="justify" style:justify-single-word="false" fo:break-before="page"/>
      <style:text-properties officeooo:rsid="002a7823" officeooo:paragraph-rsid="002a7823" style:font-size-complex="11pt"/>
    </style:style>
    <style:style style:name="P15" style:family="paragraph" style:parent-style-name="Standard">
      <style:paragraph-properties fo:break-before="page"/>
      <style:text-properties officeooo:paragraph-rsid="002a7823"/>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2a7823"/>
    </style:style>
    <style:style style:name="P18" style:family="paragraph" style:parent-style-name="Contents_20_Heading">
      <style:paragraph-properties fo:break-before="page"/>
    </style:style>
    <style:style style:name="P19" style:family="paragraph" style:parent-style-name="Text_20_body">
      <style:text-properties officeooo:rsid="002a9f67" officeooo:paragraph-rsid="002a9f67"/>
    </style:style>
    <style:style style:name="P20" style:family="paragraph" style:parent-style-name="Text_20_body">
      <style:text-properties fo:language="en" fo:country="US"/>
    </style:style>
    <style:style style:name="P21" style:family="paragraph" style:parent-style-name="Text_20_body">
      <style:text-properties officeooo:rsid="002d6a73" officeooo:paragraph-rsid="002d6a73"/>
    </style:style>
    <style:style style:name="P22" style:family="paragraph" style:parent-style-name="Text_20_body">
      <style:text-properties officeooo:rsid="002e3e3f" officeooo:paragraph-rsid="002e3e3f"/>
    </style:style>
    <style:style style:name="P23" style:family="paragraph" style:parent-style-name="Text_20_body">
      <style:text-properties officeooo:rsid="002f9b22" officeooo:paragraph-rsid="002f9b22"/>
    </style:style>
    <style:style style:name="P24" style:family="paragraph" style:parent-style-name="Heading_20_1">
      <style:text-properties officeooo:paragraph-rsid="002a7823"/>
    </style:style>
    <style:style style:name="P25" style:family="paragraph" style:parent-style-name="Heading_20_1">
      <style:text-properties officeooo:rsid="002e3e3f" officeooo:paragraph-rsid="002a7823"/>
    </style:style>
    <style:style style:name="P26" style:family="paragraph" style:parent-style-name="Heading_20_2">
      <style:text-properties fo:language="en" fo:country="US" officeooo:paragraph-rsid="002a7823"/>
    </style:style>
    <style:style style:name="P27" style:family="paragraph" style:parent-style-name="Heading_20_2">
      <style:text-properties officeooo:paragraph-rsid="002a7823"/>
    </style:style>
    <style:style style:name="P28" style:family="paragraph" style:parent-style-name="Heading_20_3">
      <style:text-properties fo:language="en" fo:country="US" officeooo:paragraph-rsid="002a7823"/>
    </style:style>
    <style:style style:name="P29" style:family="paragraph" style:parent-style-name="Heading_20_3">
      <style:text-properties officeooo:paragraph-rsid="002a7823"/>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List_20_Paragraph">
      <style:paragraph-properties fo:margin-left="1.199cm" fo:margin-right="0cm" fo:text-indent="0cm" style:auto-text-indent="false"/>
      <style:text-properties officeooo:paragraph-rsid="002a7823"/>
    </style:style>
    <style:style style:name="P32"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3" style:family="paragraph" style:parent-style-name="Standard" style:list-style-name="L1">
      <style:paragraph-properties fo:text-align="justify" style:justify-single-word="false"/>
      <style:text-properties officeooo:rsid="0028ba1a" officeooo:paragraph-rsid="0028ba1a"/>
    </style:style>
    <style:style style:name="P34" style:family="paragraph" style:parent-style-name="Text_20_body">
      <style:text-properties officeooo:rsid="002f9b22" officeooo:paragraph-rsid="002f9b22"/>
    </style:style>
    <style:style style:name="P35" style:family="paragraph" style:parent-style-name="Text_20_body">
      <style:text-properties officeooo:rsid="0030612d" officeooo:paragraph-rsid="0030612d"/>
    </style:style>
    <style:style style:name="P36" style:family="paragraph" style:parent-style-name="Title" style:master-page-name="Standard">
      <style:paragraph-properties style:page-number="auto"/>
    </style:style>
    <style:style style:name="P37" style:family="paragraph" style:parent-style-name="List_20_Paragraph" style:list-style-name="WWNum3">
      <style:text-properties officeooo:paragraph-rsid="002a7823"/>
    </style:style>
    <style:style style:name="P38" style:family="paragraph" style:parent-style-name="List_20_Paragraph" style:list-style-name="WWNum3">
      <style:paragraph-properties fo:text-align="justify" style:justify-single-word="false"/>
      <style:text-properties officeooo:rsid="002a7823" officeooo:paragraph-rsid="002a7823" style:font-size-complex="11pt"/>
    </style:style>
    <style:style style:name="P39" style:family="paragraph" style:parent-style-name="List_20_Paragraph" style:list-style-name="L2">
      <style:paragraph-properties fo:margin-left="1.388cm" fo:margin-right="0cm" fo:margin-top="0cm" fo:margin-bottom="0.212cm" style:contextual-spacing="false" fo:text-indent="-0.635cm" style:auto-text-indent="false">
        <style:tab-stops>
          <style:tab-stop style:position="1.388cm"/>
        </style:tab-stops>
      </style:paragraph-properties>
      <style:text-properties fo:font-weight="bold" officeooo:paragraph-rsid="002a7823" style:font-weight-asian="bold"/>
    </style:style>
    <style:style style:name="P40" style:family="paragraph" style:parent-style-name="List_20_Paragraph" style:list-style-name="L2">
      <style:paragraph-properties fo:margin-left="1.388cm" fo:margin-right="0cm" fo:text-indent="-0.635cm" style:auto-text-indent="false">
        <style:tab-stops>
          <style:tab-stop style:position="1.388cm"/>
        </style:tab-stops>
      </style:paragraph-properties>
      <style:text-properties fo:font-weight="bold" officeooo:paragraph-rsid="002a7823" style:font-weight-asian="bold"/>
    </style:style>
    <style:style style:name="P41" style:family="paragraph" style:parent-style-name="List_20_Paragraph" style:list-style-name="L3">
      <style:paragraph-properties fo:margin-top="0cm" fo:margin-bottom="0.212cm" style:contextual-spacing="false"/>
      <style:text-properties fo:language="en" fo:country="US" officeooo:paragraph-rsid="002a7823"/>
    </style:style>
    <style:style style:name="P42" style:family="paragraph" style:parent-style-name="AppendixSection">
      <style:text-properties officeooo:paragraph-rsid="002a7823"/>
    </style:style>
    <style:style style:name="P43" style:family="paragraph" style:parent-style-name="AppendixSection">
      <style:paragraph-properties fo:break-before="page"/>
      <style:text-properties officeooo:paragraph-rsid="002a7823"/>
    </style:style>
    <style:style style:name="T1" style:family="text">
      <style:text-properties officeooo:rsid="0028ba1a"/>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weight="bold" style:font-weight-asian="bold"/>
    </style:style>
    <style:style style:name="T8" style:family="text">
      <style:text-properties style:text-position="super 58%" fo:language="en" fo:country="US"/>
    </style:style>
    <style:style style:name="T9" style:family="text">
      <style:text-properties officeooo:rsid="003061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OLANdroid</text:p>
      <text:p text:style-name="Subtitle">Final report for CS39440 Major Project</text:p>
      <text:p text:style-name="Text_20_body"/>
      <text:p text:style-name="Text_20_body">Author: Gideon MW Jones (gij2@aber.ac.uk)</text:p>
      <text:p text:style-name="Text_20_body">Supervisor: Neal Snooke (<text:a xlink:type="simple" xlink:href="mailto:nns@aber.ac.uk">nns@aber.ac.uk</text:a>)</text:p>
      <text:p text:style-name="Text_20_body"><text:date style:data-style-name="N79" text:date-value="2015-03-29T21:01:54.981886767" text:fixed="true">Sunday 29 March 2015</text:date></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2"/>
      <text:p text:style-name="P2">Department of Computer Science</text:p>
      <text:p text:style-name="P2">Aberystwyth University</text:p>
      <text:p text:style-name="P2">Aberystwyth</text:p>
      <text:p text:style-name="P2">Ceredigion</text:p>
      <text:p text:style-name="P2">SY23 3DB</text:p>
      <text:p text:style-name="P2">Wales, UK</text:p>
      <text:p text:style-name="P2"/>
      <text:p text:style-name="P12">Declaration of originality</text:p>
      <text:p text:style-name="P2"/>
      <text:p text:style-name="P2">In signing below, I confirm that: </text:p>
      <text:p text:style-name="P2"/>
      <text:list xml:id="list289158005962002418" text:style-name="L1">
        <text:list-item>
          <text:p text:style-name="P33">This submission is my own work, except where clearly indicated. </text:p>
        </text:list-item>
        <text:list-item>
          <text:p text:style-name="P33">I understand that there are severe penalties for plagiarism and other unfair practice, which can lead to loss of marks or even the withholding of a degree. </text:p>
        </text:list-item>
        <text:list-item>
          <text:p text:style-name="P33">I have read the sections on unfair practice in the Students’ Examinations Handbook and the relevant sections of the current Student Handbook of the Department of Computer Science. </text:p>
        </text:list-item>
        <text:list-item>
          <text:p text:style-name="P33">I understand and agree to abide by the University’s regulations governing these issues.</text:p>
        </text:list-item>
      </text:list>
      <text:p text:style-name="P8"/>
      <text:p text:style-name="P2">Signature ……………………………………………. (Gideon MW Jones) </text:p>
      <text:p text:style-name="P8"/>
      <text:p text:style-name="P2">Date ………………………………………………… </text:p>
      <text:p text:style-name="P8"/>
      <text:p text:style-name="P8"/>
      <text:p text:style-name="P2">Consent to share this work </text:p>
      <text:p text:style-name="P8"/>
      <text:p text:style-name="P2">In signing below, I hereby agree to this dissertation being made available to other students and academic staff of the Aberystwyth Computer Science Department. </text:p>
      <text:p text:style-name="P8"/>
      <text:p text:style-name="P2">Signature ……………………………………………. (Gideon MW Jones) </text:p>
      <text:p text:style-name="P8"/>
      <text:p text:style-name="P2">Date …………………………………………………</text:p>
      <text:p text:style-name="P8"/>
      <text:p text:style-name="P13">Acknowledgements</text:p>
      <text:p text:style-name="P5"/>
      <text:p text:style-name="P5">I am grateful to… I’d like to thank…</text:p>
      <text:p text:style-name="P14">Abstract</text:p>
      <text:p text:style-name="P6"/>
      <text:p text:style-name="P7"><text:tab/>The acrobatic flight of aeroplan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text:a xlink:type="simple" xlink:href="#__RefHeading__2068_1315851627" text:style-name="Index_20_Link" text:visited-style-name="Index_20_Link">Background, Analysis &amp; Process<text:tab/>6</text:a></text:p>
          <text:p text:style-name="P32"><text:tab/><text:a xlink:type="simple" xlink:href="#__RefHeading__2070_1315851627" text:style-name="Index_20_Link" text:visited-style-name="Index_20_Link">Background<text:tab/>6</text:a></text:p>
          <text:p text:style-name="P32"><text:tab/><text:a xlink:type="simple" xlink:href="#__RefHeading__2072_1315851627" text:style-name="Index_20_Link" text:visited-style-name="Index_20_Link">Analysis<text:tab/>6</text:a></text:p>
          <text:p text:style-name="P32"><text:tab/><text:a xlink:type="simple" xlink:href="#__RefHeading__2074_1315851627" text:style-name="Index_20_Link" text:visited-style-name="Index_20_Link">Process<text:tab/>6</text:a></text:p>
          <text:p text:style-name="P1"><text:a xlink:type="simple" xlink:href="#__RefHeading__2076_1315851627" text:style-name="Index_20_Link" text:visited-style-name="Index_20_Link">Design<text:tab/>7</text:a></text:p>
          <text:p text:style-name="P32"><text:tab/><text:a xlink:type="simple" xlink:href="#__RefHeading__2078_1315851627" text:style-name="Index_20_Link" text:visited-style-name="Index_20_Link">Overall Architecture<text:tab/>7</text:a></text:p>
          <text:p text:style-name="P32"><text:tab/><text:a xlink:type="simple" xlink:href="#__RefHeading__2080_1315851627" text:style-name="Index_20_Link" text:visited-style-name="Index_20_Link">Detailed Design<text:tab/>7</text:a></text:p>
          <text:p text:style-name="P30"><text:a xlink:type="simple" xlink:href="#__RefHeading__2082_1315851627" text:style-name="Index_20_Link" text:visited-style-name="Index_20_Link">Even More Detail<text:tab/>7</text:a></text:p>
          <text:p text:style-name="P32"><text:tab/><text:a xlink:type="simple" xlink:href="#__RefHeading__2084_1315851627" text:style-name="Index_20_Link" text:visited-style-name="Index_20_Link">User Interface Design<text:tab/>7</text:a></text:p>
          <text:p text:style-name="P32"><text:tab/><text:a xlink:type="simple" xlink:href="#__RefHeading__2086_1315851627" text:style-name="Index_20_Link" text:visited-style-name="Index_20_Link">Other Relevant Sections<text:tab/>7</text:a></text:p>
          <text:p text:style-name="P1"><text:a xlink:type="simple" xlink:href="#__RefHeading__2088_1315851627" text:style-name="Index_20_Link" text:visited-style-name="Index_20_Link">Implementation<text:tab/>8</text:a></text:p>
          <text:p text:style-name="P1"><text:a xlink:type="simple" xlink:href="#__RefHeading__2090_1315851627" text:style-name="Index_20_Link" text:visited-style-name="Index_20_Link">Testing<text:tab/>9</text:a></text:p>
          <text:p text:style-name="P32"><text:tab/><text:a xlink:type="simple" xlink:href="#__RefHeading__2092_1315851627" text:style-name="Index_20_Link" text:visited-style-name="Index_20_Link">Overall Approach to Testing<text:tab/>9</text:a></text:p>
          <text:p text:style-name="P32"><text:tab/><text:a xlink:type="simple" xlink:href="#__RefHeading__2094_1315851627" text:style-name="Index_20_Link" text:visited-style-name="Index_20_Link">Automated Testing<text:tab/>9</text:a></text:p>
          <text:p text:style-name="P30"><text:a xlink:type="simple" xlink:href="#__RefHeading__2096_1315851627" text:style-name="Index_20_Link" text:visited-style-name="Index_20_Link">Unit Tests<text:tab/>9</text:a></text:p>
          <text:p text:style-name="P30"><text:a xlink:type="simple" xlink:href="#__RefHeading__2098_1315851627" text:style-name="Index_20_Link" text:visited-style-name="Index_20_Link">User Interface Testing<text:tab/>9</text:a></text:p>
          <text:p text:style-name="P30"><text:a xlink:type="simple" xlink:href="#__RefHeading__2100_1315851627" text:style-name="Index_20_Link" text:visited-style-name="Index_20_Link">Stress Testing<text:tab/>9</text:a></text:p>
          <text:p text:style-name="P30"><text:a xlink:type="simple" xlink:href="#__RefHeading__2102_1315851627" text:style-name="Index_20_Link" text:visited-style-name="Index_20_Link">Other Types of Testing<text:tab/>9</text:a></text:p>
          <text:p text:style-name="P32"><text:tab/><text:a xlink:type="simple" xlink:href="#__RefHeading__2104_1315851627" text:style-name="Index_20_Link" text:visited-style-name="Index_20_Link">Integration Testing<text:tab/>9</text:a></text:p>
          <text:p text:style-name="P32"><text:tab/><text:a xlink:type="simple" xlink:href="#__RefHeading__2106_1315851627" text:style-name="Index_20_Link" text:visited-style-name="Index_20_Link">User Testing<text:tab/>9</text:a></text:p>
          <text:p text:style-name="P1"><text:a xlink:type="simple" xlink:href="#__RefHeading__2108_1315851627" text:style-name="Index_20_Link" text:visited-style-name="Index_20_Link">Critical Evaluation<text:tab/>10</text:a></text:p>
          <text:p text:style-name="P1"><text:a xlink:type="simple" xlink:href="#__RefHeading__2110_1315851627" text:style-name="Index_20_Link" text:visited-style-name="Index_20_Link">Appendices<text:tab/>11</text:a></text:p>
          <text:p text:style-name="P32"><text:tab/><text:a xlink:type="simple" xlink:href="#__RefHeading__2112_1315851627" text:style-name="Index_20_Link" text:visited-style-name="Index_20_Link">Third-Party Code and Libraries<text:tab/>11</text:a></text:p>
          <text:p text:style-name="P32"><text:tab/><text:a xlink:type="simple" xlink:href="#__RefHeading__2114_1315851627" text:style-name="Index_20_Link" text:visited-style-name="Index_20_Link">Code Samples<text:tab/>12</text:a></text:p>
          <text:p text:style-name="P1"><text:a xlink:type="simple" xlink:href="#__RefHeading__2116_1315851627" text:style-name="Index_20_Link" text:visited-style-name="Index_20_Link">Annotated Bibliography<text:tab/>13</text:a></text:p>
        </text:index-body>
      </text:table-of-content>
      <text:p text:style-name="P6"/>
      <text:p text:style-name="P6"/>
      <text:h text:style-name="P16" text:outline-level="1"><text:bookmark-start text:name="__RefHeading__2068_1315851627"/><text:bookmark-start text:name="_Toc258505512"/><text:bookmark-start text:name="_Toc192777705"/><text:bookmark-start text:name="_Toc222978592"/>Background, Analysis &amp; <text:bookmark-end text:name="_Toc192777705"/><text:bookmark-end text:name="_Toc222978592"/>Process<text:bookmark-end text:name="__RefHeading__2068_1315851627"/><text:bookmark-end text:name="_Toc258505512"/></text:h>
      <text:p text:style-name="Text_20_body"/>
      <text:p text:style-name="P22">The acrobatic flight of aeroplanes takes two main forms – stunt pilots and model aircraft hobbyists. </text:p>
      <text:p text:style-name="P22"/>
      <text:p text:style-name="P23">Flights consist of a series of manoeuvres.</text:p>
      <text:p text:style-name="P23">Manoeuvres can be described in two main different ways – the Aresti <text:s/>and OLAN notations. </text:p>
      <text:p text:style-name="P23"/>
      <text:p text:style-name="Text_20_body">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11"/>
      <text:p text:style-name="P4">Notes: </text:p>
      <text:list xml:id="list3621299144940406416" text:style-name="L2">
        <text:list-item>
          <text:p text:style-name="P39">All of the sections and text in this example are for illustration purposes. The main Chapters are a good starting point, but the content and actual sections that you include are likely to be different.</text:p>
        </text:list-item>
        <text:list-item>
          <text:p text:style-name="P40">Look at the document on the Structure of the Final Report for additional guidance. </text:p>
        </text:list-item>
      </text:list>
      <text:h text:style-name="P27" text:outline-level="2"><text:bookmark-start text:name="__RefHeading__2070_1315851627"/><text:bookmark-start text:name="_Toc258505513"/>Background<text:bookmark-end text:name="_Toc258505513"/> <text:bookmark-end text:name="__RefHeading__2070_1315851627"/></text:h>
      <text:p text:style-name="P21">Part of the motivation for this project was the fact that there were no systems available providing functionality anything like this.</text:p>
      <text:p text:style-name="P21"/>
      <text:p text:style-name="P22">One system that was of use for the development of this project was OpenAero. This is a tool for interpretting </text:p>
      <text:p text:style-name="P21"/>
      <text:p text:style-name="P21">What was your background preparation for the project? What similar systems did you assess? What was your motivation and interest in this project? </text:p>
      <text:h text:style-name="P27" text:outline-level="2"><text:bookmark-start text:name="__RefHeading__2072_1315851627"/><text:bookmark-start text:name="_Toc258505514"/>Analysis<text:bookmark-end text:name="_Toc258505514"/> <text:bookmark-end text:name="__RefHeading__2072_1315851627"/></text:h>
      <text:p text:style-name="Text_20_body"/>
      <text:p text:style-name="P35">The background research brought about some questions:</text:p>
      <text:p text:style-name="P35"><text:tab/>whether or not to bother with a gravitational model</text:p>
      <text:p text:style-name="Text_20_body"/>
      <text:p text:style-name="Text_20_body"/>
      <text:p text:style-name="Text_20_body"><text:soft-page-break/>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P27" text:outline-level="2"><text:bookmark-start text:name="__RefHeading__2074_1315851627"/><text:bookmark-start text:name="_Toc258505515"/>Process<text:bookmark-end text:name="_Toc258505515"/> <text:bookmark-end text:name="__RefHeading__2074_1315851627"/></text:h>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17" text:outline-level="1"><text:bookmark-end text:name="_Toc192777706"/><text:bookmark-start text:name="__RefHeading__2076_1315851627"/><text:bookmark-start text:name="_Toc192777707"/><text:bookmark-start text:name="_Toc222978596"/><text:bookmark-start text:name="_Toc258505516"/>Design<text:bookmark-end text:name="__RefHeading__2076_1315851627"/><text:bookmark-end text:name="_Toc192777707"/><text:bookmark-end text:name="_Toc222978596"/><text:bookmark-end text:name="_Toc258505516"/></text:h>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27" text:outline-level="2"><text:bookmark-start text:name="_Toc192777708"/><text:bookmark-start text:name="__RefHeading__2078_1315851627"/><text:bookmark-start text:name="_Toc222978597"/><text:bookmark-start text:name="_Toc258505517"/>Overall Architecture<text:bookmark-end text:name="__RefHeading__2078_1315851627"/><text:bookmark-end text:name="_Toc222978597"/><text:bookmark-end text:name="_Toc258505517"/></text:h>
      <text:p text:style-name="P11"/>
      <text:h text:style-name="P27" text:outline-level="2"><text:bookmark-start text:name="__RefHeading__2080_1315851627"/><text:bookmark-start text:name="_Toc222978598"/><text:bookmark-start text:name="_Toc258505518"/>Detailed Design<text:bookmark-end text:name="_Toc222978598"/><text:bookmark-end text:name="_Toc258505518"/> <text:bookmark-end text:name="__RefHeading__2080_1315851627"/></text:h>
      <text:p text:style-name="P11"/>
      <text:h text:style-name="P29" text:outline-level="3"><text:bookmark-start text:name="__RefHeading__2082_1315851627"/><text:bookmark-start text:name="_Toc222978599"/><text:bookmark-start text:name="_Toc258505519"/>Even More Detail<text:bookmark-end text:name="__RefHeading__2082_1315851627"/><text:bookmark-end text:name="_Toc222978599"/><text:bookmark-end text:name="_Toc258505519"/></text:h>
      <text:p text:style-name="P11"/>
      <text:h text:style-name="P27" text:outline-level="2"><text:bookmark-start text:name="__RefHeading__2084_1315851627"/><text:bookmark-start text:name="_Toc222978600"/><text:bookmark-start text:name="_Toc258505520"/>User Interface Design<text:bookmark-end text:name="_Toc222978600"/><text:bookmark-end text:name="_Toc258505520"/> <text:bookmark-end text:name="__RefHeading__2084_1315851627"/></text:h>
      <text:p text:style-name="P11"/>
      <text:h text:style-name="P27" text:outline-level="2"><text:bookmark-start text:name="__RefHeading__2086_1315851627"/><text:bookmark-start text:name="_Toc222978601"/><text:bookmark-start text:name="_Toc258505521"/>Other Relevant Sections<text:bookmark-end text:name="__RefHeading__2086_1315851627"/><text:bookmark-end text:name="_Toc222978601"/><text:bookmark-end text:name="_Toc258505521"/></text:h>
      <text:p text:style-name="P11"/>
      <text:p text:style-name="P9"/>
      <text:h text:style-name="P17" text:outline-level="1"><text:bookmark-start text:name="__RefHeading__2088_1315851627"/><text:bookmark-start text:name="_Toc222978602"/><text:bookmark-start text:name="_Toc258505522"/>Implementation<text:bookmark-end text:name="_Toc192777708"/><text:bookmark-end text:name="__RefHeading__2088_1315851627"/><text:bookmark-end text:name="_Toc222978602"/><text:bookmark-end text:name="_Toc258505522"/></text:h>
      <text:p text:style-name="Text_20_body"><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5"/>
      <text:h text:style-name="P24" text:outline-level="1"><text:bookmark-start text:name="__RefHeading__2090_1315851627"/><text:bookmark-start text:name="_Toc222978603"/><text:bookmark-start text:name="_Toc258505523"/>Testing<text:bookmark-end text:name="_Toc192777712"/><text:bookmark-end text:name="__RefHeading__2090_1315851627"/><text:bookmark-end text:name="_Toc222978603"/><text:bookmark-end text:name="_Toc258505523"/></text:h>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P27" text:outline-level="2"><text:bookmark-start text:name="__RefHeading__2092_1315851627"/><text:bookmark-start text:name="_Toc222978604"/><text:bookmark-start text:name="_Toc258505524"/><text:span text:style-name="T3">Overall Approach to Testing</text:span><text:bookmark-end text:name="_Toc222978604"/><text:bookmark-end text:name="_Toc258505524"/><text:span text:style-name="T3"> </text:span><text:bookmark-end text:name="__RefHeading__2092_1315851627"/></text:h>
      <text:p text:style-name="P3"/>
      <text:h text:style-name="P27" text:outline-level="2"><text:bookmark-start text:name="__RefHeading__2094_1315851627"/><text:bookmark-start text:name="_Toc222978605"/><text:bookmark-start text:name="_Toc258505525"/><text:span text:style-name="T3">Automated Testing</text:span><text:bookmark-end text:name="_Toc222978605"/><text:bookmark-end text:name="_Toc258505525"/><text:span text:style-name="T3"> </text:span><text:bookmark-end text:name="__RefHeading__2094_1315851627"/></text:h>
      <text:p text:style-name="P3"/>
      <text:h text:style-name="P28" text:outline-level="3"><text:bookmark-start text:name="__RefHeading__2096_1315851627"/><text:bookmark-start text:name="_Toc222978606"/><text:bookmark-start text:name="_Toc258505526"/>Unit Tests<text:bookmark-end text:name="__RefHeading__2096_1315851627"/><text:bookmark-end text:name="_Toc222978606"/><text:bookmark-end text:name="_Toc258505526"/></text:h>
      <text:p text:style-name="P3"/>
      <text:h text:style-name="P29" text:outline-level="3"><text:bookmark-start text:name="__RefHeading__2098_1315851627"/><text:bookmark-start text:name="_Toc222978607"/><text:bookmark-start text:name="_Toc258505527"/><text:span text:style-name="T3">User Interface Testing</text:span><text:bookmark-end text:name="_Toc222978607"/><text:bookmark-end text:name="_Toc258505527"/><text:span text:style-name="T3"> </text:span><text:bookmark-end text:name="__RefHeading__2098_1315851627"/></text:h>
      <text:p text:style-name="P20">Monkey</text:p>
      <text:p text:style-name="P3"/>
      <text:h text:style-name="P29" text:outline-level="3"><text:bookmark-start text:name="__RefHeading__2100_1315851627"/><text:bookmark-start text:name="_Toc222978608"/><text:bookmark-start text:name="_Toc258505528"/><text:span text:style-name="T3">Stress Testing</text:span><text:bookmark-end text:name="_Toc222978608"/><text:bookmark-end text:name="_Toc258505528"/><text:span text:style-name="T3"> </text:span><text:bookmark-end text:name="__RefHeading__2100_1315851627"/></text:h>
      <text:p text:style-name="P3"/>
      <text:h text:style-name="P29" text:outline-level="3"><text:bookmark-start text:name="__RefHeading__2102_1315851627"/><text:bookmark-start text:name="_Toc222978609"/><text:bookmark-start text:name="_Toc258505529"/><text:span text:style-name="T3">Other Types of Testing</text:span><text:bookmark-end text:name="_Toc222978609"/><text:bookmark-end text:name="_Toc258505529"/><text:span text:style-name="T3"> </text:span><text:bookmark-end text:name="__RefHeading__2102_1315851627"/></text:h>
      <text:p text:style-name="P3"/>
      <text:h text:style-name="P27" text:outline-level="2"><text:bookmark-start text:name="__RefHeading__2104_1315851627"/><text:bookmark-start text:name="_Toc222978610"/><text:bookmark-start text:name="_Toc258505530"/><text:span text:style-name="T3">Integration Testing</text:span><text:bookmark-end text:name="_Toc222978610"/><text:bookmark-end text:name="_Toc258505530"/><text:span text:style-name="T3"> </text:span><text:bookmark-end text:name="__RefHeading__2104_1315851627"/></text:h>
      <text:p text:style-name="P3"/>
      <text:h text:style-name="P26" text:outline-level="2"><text:bookmark-start text:name="__RefHeading__2106_1315851627"/><text:bookmark-start text:name="_Toc222978611"/><text:bookmark-start text:name="_Toc258505531"/>User Testing<text:bookmark-end text:name="__RefHeading__2106_1315851627"/><text:bookmark-end text:name="_Toc222978611"/><text:bookmark-end text:name="_Toc258505531"/></text:h>
      <text:p text:style-name="P3"/>
      <text:p text:style-name="P15"><text:bookmark-start text:name="_Toc192777716"/></text:p>
      <text:h text:style-name="P24" text:outline-level="1"><text:bookmark-start text:name="__RefHeading__2108_1315851627"/><text:bookmark-start text:name="_Toc222978612"/><text:bookmark-start text:name="_Toc258505532"/>Critical Evaluation<text:bookmark-end text:name="_Toc192777716"/><text:bookmark-end text:name="__RefHeading__2108_1315851627"/><text:bookmark-end text:name="_Toc222978612"/><text:bookmark-end text:name="_Toc258505532"/></text:h>
      <text:p text:style-name="Text_20_body">Examiners expect to find in your dissertation a section addressing such questions as:</text:p>
      <text:list xml:id="list3850226408118853922" text:style-name="L3">
        <text:list-item>
          <text:p text:style-name="P41">Were the requirements correctly identified?</text:p>
        </text:list-item>
        <text:list-item>
          <text:p text:style-name="P41">Were the design decisions correct?</text:p>
        </text:list-item>
        <text:list-item>
          <text:p text:style-name="P41">Could a more suitable set of tools have been chosen?</text:p>
        </text:list-item>
        <text:list-item>
          <text:p text:style-name="P41">How well did the software meet the needs of those who were expecting to use it? </text:p>
        </text:list-item>
        <text:list-item>
          <text:p text:style-name="P41">How well were any other project aims achieved? </text:p>
        </text:list-item>
        <text:list-item>
          <text:p text:style-name="P41">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1"/>
      <text:p text:style-name="P11"/>
      <text:p text:style-name="P9"><text:bookmark-start text:name="_Toc192777717"/></text:p>
      <text:h text:style-name="P17" text:outline-level="1"><text:bookmark-start text:name="__RefHeading__2110_1315851627"/><text:bookmark-start text:name="_Toc222978613"/><text:bookmark-start text:name="_Toc258505533"/>Appendices<text:bookmark-end text:name="_Toc192777717"/><text:bookmark-end text:name="__RefHeading__2110_1315851627"/><text:bookmark-end text:name="_Toc222978613"/><text:bookmark-end text:name="_Toc258505533"/></text:h>
      <text:h text:style-name="P42" text:outline-level="2"><text:bookmark-start text:name="__RefHeading__2112_1315851627"/><text:bookmark-start text:name="_Toc222978614"/><text:bookmark-start text:name="_Toc258505534"/>Third-Party Code and Libraries<text:bookmark-end text:name="__RefHeading__2112_1315851627"/><text:bookmark-end text:name="_Toc222978614"/><text:bookmark-end text:name="_Toc258505534"/></text:h>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7">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P19">Android SDK – </text:p>
      <text:p text:style-name="P11"/>
      <text:p text:style-name="P11"/>
      <text:p text:style-name="P11"/>
      <text:p text:style-name="P10"/>
      <text:h text:style-name="P43" text:outline-level="2"><text:bookmark-start text:name="__RefHeading__2114_1315851627"/><text:bookmark-start text:name="_Toc222978615"/><text:bookmark-start text:name="_Toc258505535"/>Code Samples<text:bookmark-end text:name="__RefHeading__2114_1315851627"/><text:bookmark-end text:name="_Toc222978615"/><text:bookmark-end text:name="_Toc258505535"/></text:h>
      <text:p text:style-name="Text_20_body">This is an example appendix. <text:s/>Include as many appendices as you need. The appendices do not count towards the overall word count for the report. </text:p>
      <text:p text:style-name="P11"/>
      <text:p text:style-name="P15"><text:bookmark-start text:name="_Toc192777719"/></text:p>
      <text:h text:style-name="P24" text:outline-level="1"><text:bookmark-start text:name="__RefHeading__2116_1315851627"/><text:bookmark-start text:name="_Toc222978616"/><text:bookmark-start text:name="_Toc258505536"/>Annotated Bibliography<text:bookmark-end text:name="__RefHeading__2116_1315851627"/><text:bookmark-end text:name="_Toc222978616"/><text:bookmark-end text:name="_Toc258505536"/></text:h>
      <text:h text:style-name="P25" text:outline-level="1"/>
      <text:h text:style-name="P24" text:outline-level="1"><text:bookmark-end text:name="_Toc192777719"/></text:h>
      <text:p text:style-name="P11">This final section should list all relevant resources that you have consulted in researching your project. Each reference should also include a brief annotation. </text:p>
      <text:p text:style-name="P11"/>
      <text:list xml:id="list1190556040638130397" text:style-name="WWNum3">
        <text:list-item>
          <text:p text:style-name="P37"><text:bookmark-start text:name="_Ref180721199"/><text:span text:style-name="T3">Sylvia Duckworth. A picture of a kitten at Hellifield Peel. </text:span><text:a xlink:type="simple" xlink:href="http://www.geograph.org.uk/photo/640959">http://www.geograph.org.uk/photo/640959</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37"><text:span text:style-name="T3">Mark Neal, Jan Feyereisl, Rosario Rascun</text:span>à,<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 <text:s/><text:line-break/><text:line-break/>This paper…<text:line-break/></text:p>
        </text:list-item>
        <text:list-item>
          <text:p text:style-name="P37"><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37"><text:bookmark-start text:name="_Ref180722753"/><text:span text:style-name="T3">Various. Fail blog. </text:span><text:a xlink:type="simple" xlink:href="http://www.failblog.org/">http://www.failblog.org/</text:a><text:span text:style-name="T3">, August 2011. Accessed August 2011.</text:span><text:bookmark-end text:name="_Ref180722753"/><text:span text:style-name="T3"><text:line-break/><text:line-break/>This is my annotation. I should add in a description here. </text:span></text:p>
        </text:list-item>
      </text:list>
      <text:p text:style-name="P31"/>
      <text:list xml:id="list233752301730183" text:continue-numbering="true" text:style-name="WWNum3">
        <text:list-item>
          <text:p text:style-name="P37"><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http://poi.apache.org</text:a><text:span text:style-name="T3"> Accessed: 14</text:span><text:span text:style-name="T8">th</text:span><text:span text:style-name="T3"> March 2014.</text:span><text:bookmark-end text:name="_Ref258235107"/><text:span text:style-name="T3"> <text:line-break/><text:line-break/>Annotation... </text:span></text:p>
        </text:list-item>
      </text:list>
      <text:p text:style-name="P3"/>
      <text:list xml:id="list233751702077028" text:continue-numbering="true" text:style-name="WWNum3">
        <text:list-item>
          <text:p text:style-name="P38"><text:span text:style-name="T3">Apache Software Foundation (2004) “Apache License, Version 2.0” (Online) Available at: </text:span><text:a xlink:type="simple" xlink:href="http://www.apache.org/licenses/LICENSE-2.0">http://www.apache.org/licenses/LICENSE-2.0</text:a><text:span text:style-name="T3">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Contents_20_Heading" style:display-name="Contents Heading" style:family="paragraph" style:parent-style-name="Heading"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8ba1a"/>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4</text:page-number> of <text:page-count>14</text:page-count><text:tab/><text:span text:style-name="MT1">OLANdroid</text:span><text:tab/>Gideon MW Jones <text:span text:style-name="MT1">(gij2)</text:span></text:p>
      </style:footer>
    </style:master-page>
    <style:master-page style:name="Converted1" style:page-layout-name="Mpm2">
      <style:footer>
        <text:p text:style-name="Footer"><text:span text:style-name="MT2">Page </text:span><text:span text:style-name="MT2"><text:page-number text:select-page="current">0</text:page-number></text:span><text:span text:style-name="MT2"> of </text:span><text:span text:style-name="MT2"><text:page-count>14</text:page-count></text:span><text:span text:style-name="MT2"><text:tab/></text:span><text:span text:style-name="MT2"><text:title>Outline Project Specification</text:title></text:span><text:span text:style-name="MT2"><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15</meta:editing-cycles>
    <dc:subject>MMP</dc:subject>
    <dc:title>Outline Project Specification</dc:title>
    <meta:editing-duration>P2DT17H32M15S</meta:editing-duration>
    <meta:generator>LibreOffice/4.2.7.2$Linux_X86_64 LibreOffice_project/420m0$Build-2</meta:generator>
    <dc:date>2015-04-02T23:37:50.109687229</dc:date>
    <dc:creator>Gideon </dc:creator>
    <meta:document-statistic meta:table-count="0" meta:image-count="0" meta:object-count="0" meta:page-count="14" meta:paragraph-count="135" meta:word-count="1912" meta:character-count="11803" meta:non-whitespace-character-count="9958"/>
  </office:meta>
</office:document-meta>
</file>